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style>
    <style:style style:name="T6" style:family="text">
      <style:text-properties fo:font-style="normal" fo:font-weight="bold" style:font-style-asian="normal" style:font-weight-asian="bold" style:font-weight-complex="bold"/>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1" style:family="text">
      <style:text-properties fo:language="zxx" fo:country="none" fo:font-style="normal" fo:font-weight="normal" style:font-style-asian="normal" style:font-weight-asian="normal"/>
    </style:style>
    <style:style style:name="T12" style:family="text">
      <style:text-properties fo:language="zxx" fo:country="none" fo:font-style="normal" style:font-style-asian="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size="11pt" style:font-size-asian="11pt" style:font-size-complex="11pt"/>
    </style:style>
    <style:style style:name="T16"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6"><text:span text:style-name="T20">do text</text:span></text:p><text:p text:style-name="P6"><text:span text:style-name="T20">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0">do text</text:span></text:p><text:p text:style-name="P6"><text:span text:style-name="T2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9">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8">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certificat d’urbanisme n°2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self.getPortionOutsText()</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
      <text:p text:style-name="UrbanBody">Vu le schéma communal de structure approuvé par le Conseil Communal de La Louvière en séance <text:soft-page-break/>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6">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6">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6">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6">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6">do text</text:span></text:p><text:p text:style-name="P6"><text:span text:style-name="T16">f</text:span><text:span text:style-name="T17">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9-07-27T10:37:25</meta:creation-date>
    <dc:date>2012-02-15T15:28:08</dc:date>
    <dc:language>fr-FR</dc:language>
    <meta:editing-cycles>71</meta:editing-cycles>
    <meta:editing-duration>P1DT9H31M28S</meta:editing-duration>
    <dc:creator>sde </dc:creator>
    <meta:document-statistic meta:table-count="0" meta:image-count="0" meta:object-count="0" meta:page-count="2" meta:paragraph-count="35" meta:word-count="509" meta:character-count="3474" meta:non-whitespace-character-count="3002"/>
    <meta:user-defined meta:name="Info 1"/>
    <meta:user-defined meta:name="Info 2"/>
    <meta:user-defined meta:name="Info 3"/>
    <meta:user-defined meta:name="Info 4"/>
  </office:meta>
</office:document-meta>
</file>